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
  <manifest:file-entry manifest:media-type="image/png" manifest:full-path="Pictures/1"/>
  <manifest:file-entry manifest:media-type="image/png" manifest:full-path="Pictures/10"/>
  <manifest:file-entry manifest:media-type="image/jpeg" manifest:full-path="Pictures/12"/>
  <manifest:file-entry manifest:media-type="image/png" manifest:full-path="Pictures/14"/>
  <manifest:file-entry manifest:media-type="image/png" manifest:full-path="Pictures/2"/>
  <manifest:file-entry manifest:media-type="image/jpeg" manifest:full-path="Pictures/3"/>
  <manifest:file-entry manifest:media-type="image/png" manifest:full-path="Pictures/4"/>
  <manifest:file-entry manifest:media-type="image/png" manifest:full-path="Pictures/6"/>
  <manifest:file-entry manifest:media-type="image/png" manifest:full-path="Pictures/8"/>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imes New Roman" svg:font-family="Times New Roman"/>
  </office:font-face-decls>
  <office:automatic-styles>
    <style:style style:family="text" style:name="T1" style:display-name="T1">
      <style:text-properties fo:color="#000000" style:font-name="Times New Roman" fo:font-size="16pt" fo:language="ru" fo:country="RU" fo:font-weight="normal"/>
    </style:style>
    <style:style style:family="text" style:name="T2" style:display-name="T2">
      <style:text-properties fo:color="#000000" style:font-name="Times New Roman" fo:font-size="12pt" fo:language="ru" fo:country="RU" fo:font-weight="normal"/>
    </style:style>
    <style:style style:family="text" style:name="T3" style:display-name="T3">
      <style:text-properties fo:color="#000000" style:font-name="Times New Roman" fo:font-size="12pt" fo:language="ru" fo:country="RU" fo:font-weight="bold"/>
    </style:style>
    <style:style style:family="text" style:name="T4" style:display-name="T4">
      <style:text-properties fo:color="#000000" style:font-name="Times New Roman" fo:font-size="12pt" fo:language="ru" fo:country="RU" fo:font-style="italic" fo:font-weight="normal"/>
    </style:style>
    <style:style style:family="text" style:name="T5" style:display-name="T5">
      <style:text-properties fo:color="#000000" style:font-name="Times New Roman" fo:font-size="14pt" fo:language="ru" fo:country="RU" fo:font-weight="normal"/>
    </style:style>
    <style:style style:family="text" style:name="T6" style:display-name="T6">
      <style:text-properties fo:color="#000000" style:font-name="Times New Roman" fo:font-size="12pt" fo:language="ru" fo:country="RU" fo:font-style="italic" fo:font-weight="bold"/>
    </style:style>
    <style:style style:family="text" style:name="T7" style:display-name="T7">
      <style:text-properties fo:color="#000000" style:text-position="-33%" style:font-name="Times New Roman" fo:font-size="12pt" fo:language="ru" fo:country="RU" fo:font-weight="normal"/>
    </style:style>
    <style:style style:family="text" style:name="T8" style:display-name="T8">
      <style:text-properties fo:color="#000000" style:text-position="-33%" style:font-name="Times New Roman" fo:font-size="12pt" fo:language="ru" fo:country="RU" fo:font-style="italic" fo:font-weight="normal"/>
    </style:style>
    <style:style style:family="text" style:name="T9" style:display-name="T9">
      <style:text-properties style:text-position="33%" style:font-name="Times New Roman" fo:font-size="12pt" fo:language="ru" fo:country="RU" fo:font-weight="normal"/>
    </style:style>
    <style:style style:family="paragraph" style:name="P10" style:display-name="P10" style:parent-style-name="Normal">
      <style:paragraph-properties fo:text-align="left" fo:text-indent="0.5903in" fo:line-height="100%" fo:margin-left="0.0000in" fo:margin-right="0.0000in" fo:margin-top="0.0000in" fo:margin-bottom="0.0000in" style:writing-mode="lr"/>
      <style:text-properties fo:color="#000000" style:font-name="Times New Roman" fo:font-size="14pt" fo:language="ru" fo:country="RU" fo:font-weight="normal"/>
    </style:style>
    <style:style style:family="paragraph" style:name="P11" style:display-name="P11" style:parent-style-name="Normal">
      <style:paragraph-properties fo:text-align="left" fo:text-indent="0.0000in" fo:line-height="100%" fo:margin-left="0.0000in" fo:margin-right="0.0000in" fo:margin-top="0.0000in" fo:margin-bottom="0.0000in" style:writing-mode="lr"/>
      <style:text-properties fo:color="#000000" style:font-name="Times New Roman" fo:font-size="12pt" fo:language="ru" fo:country="RU" fo:font-style="italic" fo:font-weight="normal"/>
    </style:style>
    <style:style style:family="paragraph" style:name="P12" style:display-name="P12" style:parent-style-name="Normal">
      <style:paragraph-properties fo:text-align="center" fo:text-indent="0.5903in" fo:line-height="100%" fo:margin-left="0.0000in" fo:margin-right="0.0000in" fo:margin-top="0.0000in" fo:margin-bottom="0.0000in" style:writing-mode="lr"/>
      <style:text-properties fo:color="#000000" style:font-name="Times New Roman" fo:font-size="16pt" fo:language="ru" fo:country="RU" fo:font-weight="normal"/>
    </style:style>
    <style:style style:family="paragraph" style:name="P13" style:display-name="P13" style:parent-style-name="Normal">
      <style:paragraph-properties fo:text-align="left" fo:text-indent="0.0000in" fo:line-height="100%" fo:margin-left="0.0000in" fo:margin-right="0.0000in" fo:margin-top="0.0000in" fo:margin-bottom="0.0000in" style:writing-mode="lr"/>
      <style:text-properties fo:color="#000000" style:font-name="Times New Roman" fo:font-size="12pt" fo:language="ru" fo:country="RU" fo:font-weight="bold"/>
    </style:style>
    <style:style style:family="paragraph" style:name="P1" style:display-name="P1" style:parent-style-name="Normal">
      <style:paragraph-properties fo:text-align="center"/>
      <style:text-properties fo:color="#000000" style:font-name="Times New Roman" fo:font-size="16pt" fo:language="ru" fo:country="RU" fo:font-weight="normal"/>
    </style:style>
    <style:style style:family="paragraph" style:name="P2" style:display-name="P2" style:parent-style-name="Normal">
      <style:paragraph-properties fo:text-align="left" fo:text-indent="0.0000in" fo:line-height="100%" fo:margin-left="0.0000in" fo:margin-right="0.0000in" fo:margin-top="0.0000in" fo:margin-bottom="0.0000in" style:writing-mode="lr"/>
      <style:text-properties fo:color="#000000" style:font-name="Times New Roman" fo:font-size="12pt" fo:language="ru" fo:country="RU" fo:font-weight="normal"/>
    </style:style>
    <style:style style:family="paragraph" style:name="P3" style:display-name="P3" style:parent-style-name="Normal">
      <style:paragraph-properties fo:text-align="center" fo:text-indent="0.0000in" fo:line-height="100%" fo:margin-left="0.0000in" fo:margin-right="0.0000in" fo:margin-top="0.0000in" fo:margin-bottom="0.0000in" style:writing-mode="lr"/>
      <style:text-properties fo:color="#000000" style:font-name="Times New Roman" fo:font-size="12pt" fo:language="ru" fo:country="RU" fo:font-weight="normal"/>
    </style:style>
    <style:style style:family="paragraph" style:name="P4" style:display-name="P4" style:parent-style-name="Normal">
      <style:paragraph-properties fo:text-align="center" fo:text-indent="0.0000in" fo:line-height="100%" fo:margin-left="0.0000in" fo:margin-right="0.0000in" fo:margin-top="0.0000in" fo:margin-bottom="0.0000in" style:writing-mode="lr"/>
      <style:text-properties fo:color="#000000" style:font-name="Times New Roman" fo:font-size="16pt" fo:language="ru" fo:country="RU" fo:font-weight="normal"/>
    </style:style>
    <style:style style:family="paragraph" style:name="P5" style:display-name="P5" style:parent-style-name="Normal">
      <style:paragraph-properties fo:text-align="left" fo:text-indent="0.5903in" fo:line-height="100%" fo:margin-left="0.0000in" fo:margin-right="0.0000in" fo:margin-top="0.0000in" fo:margin-bottom="0.0000in" style:writing-mode="lr"/>
      <style:text-properties fo:color="#000000" style:font-name="Times New Roman" fo:font-size="12pt" fo:language="ru" fo:country="RU" fo:font-weight="normal"/>
    </style:style>
    <style:style style:family="paragraph" style:name="P6" style:display-name="P6" style:parent-style-name="Normal">
      <style:paragraph-properties fo:text-align="center" fo:text-indent="0.5903in" fo:line-height="100%" fo:margin-left="0.0000in" fo:margin-right="0.0000in" fo:margin-top="0.0000in" fo:margin-bottom="0.0000in" style:writing-mode="lr"/>
      <style:text-properties fo:color="#000000" style:font-name="Times New Roman" fo:font-size="12pt" fo:language="ru" fo:country="RU" fo:font-weight="normal"/>
    </style:style>
    <style:style style:family="paragraph" style:name="P7" style:display-name="P7" style:parent-style-name="Normal">
      <style:paragraph-properties fo:text-align="left" fo:text-indent="0.5903in" fo:line-height="100%" fo:margin-left="0.0000in" fo:margin-right="0.0000in" fo:margin-top="0.0000in" fo:margin-bottom="0.0000in" style:writing-mode="lr"/>
      <style:text-properties fo:color="#000000" style:font-name="Times New Roman" fo:font-size="12pt" fo:language="ru" fo:country="RU" fo:font-style="italic" fo:font-weight="normal"/>
    </style:style>
    <style:style style:family="paragraph" style:name="P8" style:display-name="P8" style:parent-style-name="Normal">
      <style:paragraph-properties fo:text-align="center" fo:text-indent="0.5903in" fo:line-height="100%" fo:margin-left="0.0000in" fo:margin-right="0.0000in" fo:margin-top="0.0000in" fo:margin-bottom="0.0000in" style:writing-mode="lr"/>
      <style:text-properties fo:color="#000000" style:font-name="Times New Roman" fo:font-size="14pt" fo:language="ru" fo:country="RU" fo:font-weight="normal"/>
    </style:style>
    <style:style style:family="paragraph" style:name="P9" style:display-name="P9" style:parent-style-name="Normal">
      <style:paragraph-properties fo:text-align="left" fo:text-indent="0.5903in" fo:line-height="100%" fo:margin-left="0.0000in" fo:margin-right="0.0000in" fo:margin-top="0.0000in" fo:margin-bottom="0.0000in" style:writing-mode="lr"/>
      <style:text-properties fo:color="#000000" style:font-name="Times New Roman" fo:font-size="12pt" fo:language="ru" fo:country="RU" fo:font-style="italic" fo:font-weight="bold"/>
    </style:style>
    <style:style style:family="section" style:name="Sect1" style:display-name="Sect1"/>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1.0000in" fo:margin-bottom="1.0000in" fo:margin-left="1.0000in" fo:margin-right="1.0000in"/>
    </style:page-layout>
    <style:page-layout style:name="Standard">
      <style:page-layout-properties fo:margin-top="1.0000in" fo:margin-bottom="1.0000in" fo:margin-left="1.0000in" fo:margin-right="1.0000in"/>
    </style:page-layout>
  </office:automatic-styles>
  <office:body>
    <office:text>
      <text:section text:style-name="Sect1" text:name="Section1">
        <text:p text:style-name="P1"><text:span text:style-name="T1">Введение</text:span></text:p>
        <text:p text:style-name="P2"><text:span text:style-name="T2"><text:tab/>Под </text:span><text:span text:style-name="T3">распознаванием позы человека</text:span><text:span text:style-name="T2"> будем понимать процесс определения параметров тела человека на изображении. Сфера применения систем, которые занимаются распознаванием поз людей, достаточно обширна в настоящее время. Основными областями использования этих систем являются наблюдение (англ. surveillance) за проходящими людьми, например, <text:s/>на автостоянке для предотвращения кражи автомобилей, контроль (англ. control) чего-либо, например, при игре в компьютерные игры (microsoft kinect и т.п.) и анализ (англ. analysis) движений, например, для диагностики пациентов в клиниках. </text:span></text:p>
        <text:p text:style-name="P2"><text:span text:style-name="T2"><text:tab/>На настоящий момент в данной области компьютерного зрения существует ряд проблем. Основными из них являются:</text:span></text:p>
        <text:p text:style-name="P2"><text:span text:style-name="T2">. многообразие внешностей людей;</text:span></text:p>
        <text:p text:style-name="P2"><text:span text:style-name="T2">. многообразие условий освещения;</text:span></text:p>
        <text:p text:style-name="P2"><text:span text:style-name="T2">. многообразие телосложений людей;</text:span></text:p>
        <text:p text:style-name="P2"><text:span text:style-name="T2">. частичные перекрытия, вызванные артикуляцией и наслоением объектов сцены (англ. partial occlusions due to self articulation and layering of objects in the scene);</text:span></text:p>
        <text:p text:style-name="P2"><text:span text:style-name="T2">. сложность структуры скелета человека (англ. complexity of human skeletal structure);</text:span></text:p>
        <text:p text:style-name="P2"><text:span text:style-name="T2">. большое число неизвестных (большая размерность) задачи (англ. high dimensionality of the pose);</text:span></text:p>
        <text:p text:style-name="P2"><text:span text:style-name="T2">. невозможность полного восстановления всей 3d информации из результатов наблюдений (2d проекции на плоскость изображения) (англ. the loss of 3d information that results from observing the pose from 2d planar image projections);</text:span></text:p>
        <text:p text:style-name="P2"><text:span text:style-name="T2">. нет единого стандарта для представления выходных моделей, разные методы работают с разными моделями;</text:span></text:p>
        <text:p text:style-name="P2"><text:span text:style-name="T2">. малое количество статей, сравнивающих разные подходы к решению данной задачи;</text:span></text:p>
        <text:p text:style-name="P2"><text:span text:style-name="T2">. неопределенность глубины изображения (без использования специализированных камер, позволяющих определять расстояние до обозреваемых объектов);</text:span></text:p>
        <text:p text:style-name="P2"><text:span text:style-name="T2">. расплывчатость движений (англ. motion blur).</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4"><text:span text:style-name="T1">Анализ движений человека</text:span></text:p>
        <text:p text:style-name="P5"><text:span text:style-name="T2">Система, занимающиеся анализом движений, обычно состоят из следующих подсистем: </text:span></text:p>
        <text:p text:style-name="P5"><text:span text:style-name="T2">) подсистема получения (англ. sensing) данных,</text:span></text:p>
        <text:p text:style-name="P5"><text:span text:style-name="T2">) подсистема обработки (англ. processing) данных.[1] </text:span></text:p>
        <text:p text:style-name="P5"><text:span text:style-name="T2">Получение данных может быть при этом как активным, так и пассивным. В первом случае на отслеживаемый объект и вокруг него устанавливаются специальные устройства (датчики), позволяющие посылать и принимать сигналы. Такие устройства являются часто достаточно дорогостоящими, и область их применения является достаточно узкой. Устройства, основанные на пассивном получении данных, используют естественные источники сигналов, например, видимый свет и не требуют прикрепления к отслеживаемым объектам никаких специальных устройств. Исключением могут являться маркеры, прикрепленные к объектам. Они необходимы для упрощения обработки получаемых данных. Однако их использование не всегда удобно или является возможным в силу специфики решаемых задач. Одним из наиболее распространенных устройств, осуществляющих пассивное получение данных, является видео-камера (фото-камера), которая и будет использоваться для получения входных данных в данной работе.</text:span></text:p>
        <text:p text:style-name="P5"><text:span text:style-name="T2">Типичные ограничения, накладываемые системами, на исследуемые изображения могут быть разделены на 2 основные группы:</text:span></text:p>
        <text:p text:style-name="P5"><text:span text:style-name="T2">) ограничения движений (англ. movement assumptions),</text:span></text:p>
        <text:p text:style-name="P5"><text:span text:style-name="T2">) ограничения внешнего вида(англ. appearence assumptions).</text:span></text:p>
        <text:p text:style-name="P6"><text:span text:style-name="T2">Примеры ограничений каждого типа представлены в таблице 1.</text:span></text:p>
        <text:p text:style-name="P6"><draw:frame text:anchor-type="as-char" draw:z-index="0" draw:style-name="graphic1" svg:width="5.695278in" svg:height="3.432618in"><draw:image xlink:href="Pictures/6" xlink:type="simple" xlink:show="embed" xlink:actuate="onLoad"/></draw:frame><text:span text:style-name="T2">Таблица 1. Ограничения.</text:span></text:p>
        <text:p text:style-name="P6"/>
        <text:p text:style-name="P5"><text:span text:style-name="T2">Функциональная структура систем, занимающихся анализом движений человека, представлена на рис.1.</text:span></text:p>
        <text:p text:style-name="P6"><draw:frame text:anchor-type="as-char" draw:z-index="0" draw:style-name="graphic1" svg:width="2.310000in" svg:height="3.193056in"><draw:image xlink:href="Pictures/8" xlink:type="simple" xlink:show="embed" xlink:actuate="onLoad"/></draw:frame></text:p>
        <text:p text:style-name="P6"><text:span text:style-name="T2">Рис. 1. Функциональная структура систем анализа движений человека</text:span></text:p>
        <text:p text:style-name="P5"/>
        <text:p text:style-name="P5"><text:span text:style-name="T2">Работа таких систем в общем случае состоит их 4-х связанных меду собой этапов:</text:span></text:p>
        <text:p text:style-name="P7"><text:span text:style-name="T4">) Инициализация (англ. initialization)</text:span></text:p>
        <text:p text:style-name="P7"><text:span text:style-name="T4">) Отслеживание (англ. tracking)</text:span></text:p>
        <text:p text:style-name="P7"><text:span text:style-name="T4">) Определение позы (англ. pose estimation)</text:span></text:p>
        <text:p text:style-name="P7"><text:span text:style-name="T4">) Распознавание (англ. recognition)</text:span></text:p>
        <text:p text:style-name="P5"><text:span text:style-name="T2">Рассмотрим подробнее каждый из этих этапов.</text:span></text:p>
        <text:p text:style-name="P6"/>
        <text:p text:style-name="P8"><text:span text:style-name="T5">Инициализация</text:span></text:p>
        <text:p text:style-name="P5"><text:span text:style-name="T2">Данный этап необходим для инициализации работы системы, т.е. для того, чтобы система начинала свою работу с правильным/корректным представлением о текущей сцене.[2] Как правило, </text:span><text:span text:style-name="T4">на данном этапе производятся следующие действия:</text:span></text:p>
        <text:p text:style-name="P7"><text:span text:style-name="T4">) калибровка камеры, </text:span></text:p>
        <text:p text:style-name="P7"><text:span text:style-name="T4">) настройка параметров сцены,</text:span></text:p>
        <text:p text:style-name="P7"><text:span text:style-name="T4">) инициализация модели.</text:span></text:p>
        <text:p text:style-name="P5"><text:span text:style-name="T2">Часто параметры камеры известны заранее. <text:s/>Они могут быть получены с помощью предварительной (оффлайновой) калибровки камеры. Настройки параметров сцены в основном относятся к ограничениям, накладываемым на внешний вид объекта, и используемым методам сегментации.Сама инициализация модели связана обычно с 2 вещами: инициализация позы объекта и модель (представления) объекта. В большинстве алгоритмов, как правило, для распознавания 3D позы человека используется типовая модель, которая содержит размеры конечностей и форму, приближенные к человеческим. Во время инициализации используются априорные знания о характерных особенностях человека такие, как кинематическая структура, 3D форма, цвет, поза, тип движения и т.п.</text:span></text:p>
        <text:p text:style-name="P5"/>
        <text:p text:style-name="P8"><text:span text:style-name="T5">Отслеживание</text:span></text:p>
        <text:p text:style-name="P7"><text:span text:style-name="T4">На данном этапе выполняется выделение и отслеживание людей на одном или более последовательно идущих кадрах.</text:span><text:span text:style-name="T2"> [2] Состоит данный этап обычно из двух следующих процессов:</text:span></text:p>
        <text:p text:style-name="P5"><text:span text:style-name="T2">. в</text:span><text:span text:style-name="T4">ыделение фона и фигур (людей) (</text:span><text:span text:style-name="T2">англ. figure-ground segmentation),</text:span></text:p>
        <text:p text:style-name="P5"><text:span text:style-name="T2">. в</text:span><text:span text:style-name="T4">ременное соотношение</text:span><text:span text:style-name="T2"> (англ. temporal correspondences)</text:span></text:p>
        <text:p text:style-name="P5"><text:span text:style-name="T2">Первый процесс связан с отделением объектов интереса (людей) от остального изображения (заднего фона). А второй - с ассоциированием обнаруженных людей в текущем кадре с теми, которые наблюдались на предыдущих кадрах, и с определением временных траекторий их движения.</text:span></text:p>
        <text:p text:style-name="P5"/>
        <text:p text:style-name="P8"><text:span text:style-name="T5">Определение позы</text:span></text:p>
        <text:p text:style-name="P9"><text:span text:style-name="T6">Процесс определения (распознавания) позы (англ. pose estimation)</text:span><text:span text:style-name="T4"> человека связан с определением параметров человеческого тела и/или отдельных его частей на заданной сцене.</text:span><text:span text:style-name="T2"> [1] Данный процесс может являться как этапом постпроцессной обработки данных в алгоритме отслеживания, так и может быть непосредственно частью алгоритма отслеживания объектов.</text:span></text:p>
        <text:p text:style-name="P7"><text:span text:style-name="T4">Процесс формирования изображения</text:span><text:span text:style-name="T2"> может быть описан в общем случае <text:s/>следующим образом:</text:span></text:p>
        <text:p text:style-name="P5"><text:span text:style-name="T2">Ф: W</text:span><text:span text:style-name="T7">c</text:span><text:span text:style-name="T2"> -&gt; I</text:span><text:span text:style-name="T8">c</text:span><text:span text:style-name="T7"> </text:span><text:span text:style-name="T2">(1), где:</text:span></text:p>
        <text:p text:style-name="P5"><text:span text:style-name="T2">W</text:span><text:span text:style-name="T7">c</text:span><text:span text:style-name="T2"> - объекты сцены,</text:span></text:p>
        <text:p text:style-name="P5"><text:span text:style-name="T2">Ic - изображение.</text:span></text:p>
        <text:p text:style-name="P5"><text:span text:style-name="T2">Процесс проецирования объектов сцены W</text:span><text:span text:style-name="T7">c</text:span><text:span text:style-name="T2"> на изображение I</text:span><text:span text:style-name="T7">c</text:span><text:span text:style-name="T2"> состоит обычно из нескольких процессов, которые учитывают освещение, перспективную модель, чувствительность камеры к свету, параметры 3d сцены и т.п. </text:span></text:p>
        <text:p text:style-name="P5"><text:span text:style-name="T2">В методах определения (оценки) позы человека, как правило, выделяются только некоторые из характеристик изображения, остальные параметры, которые не влияют параметры тела, игнорируются. Положим, что Teta - параметры, определяющие положение тела, и X</text:span><text:span text:style-name="T9">i</text:span><text:span text:style-name="T2"> - пространство характеристик изображения. Тогда </text:span><text:span text:style-name="T4">отображение множества параметров тела на множество характеристик изображения</text:span><text:span text:style-name="T2"> можно представить следующим образом:</text:span></text:p>
        <text:p text:style-name="P5"><text:span text:style-name="T2">M(Teta</text:span><text:span text:style-name="T7">mx1</text:span><text:span text:style-name="T2">) -&gt; X</text:span><text:span text:style-name="T9">i</text:span><text:span text:style-name="T7">nx1</text:span><text:span text:style-name="T2">, где:</text:span></text:p>
        <text:p text:style-name="P5"><text:span text:style-name="T2">Teta</text:span><text:span text:style-name="T7">mx1</text:span><text:span text:style-name="T2"> - конкретный набор параметров тела,</text:span></text:p>
        <text:p text:style-name="P5"><text:span text:style-name="T2">X</text:span><text:span text:style-name="T9">i</text:span><text:span text:style-name="T7">nx1</text:span><text:span text:style-name="T2"> - конкретный набор характеристик изображения. </text:span></text:p>
        <text:p text:style-name="P5"><text:span text:style-name="T2">Заметим, что обратное отображение (которое <text:s/>нас и интересует) может быть как одно-многозначным, так и много-однозначным отображением. Например, из-за самоперекрытий (англ. self-occlusion) различных частей тела и из-зи симметричности некоторых поз могут получаться идентичные наборы характеристик для разных наборов параметров тела. Примеры таких ситуаций продемонстрированы на рис.2. </text:span></text:p>
        <text:p text:style-name="P6"><draw:frame text:anchor-type="as-char" draw:z-index="0" draw:style-name="graphic1" svg:width="4.118889in" svg:height="2.677500in"><draw:image xlink:href="Pictures/10" xlink:type="simple" xlink:show="embed" xlink:actuate="onLoad"/></draw:frame></text:p>
        <text:p text:style-name="P6"><text:span text:style-name="T2">Рис. 2. Одно-многозначное отображение из пространства характеристик изображения в пространство параметров тела</text:span></text:p>
        <text:p text:style-name="P5"><text:span text:style-name="T2">Возможна и обратная ситуация, когда из-за различий в одежде, форме тела и освещении могут получиться разные наборы характеристик для <text:s/>одних и тех же параметров тела.</text:span></text:p>
        <text:p text:style-name="P5"><text:span text:style-name="T2">Существует 2 класса методов определения позы человека:</text:span></text:p>
        <text:p text:style-name="P5"><text:span text:style-name="T2">) </text:span><text:span text:style-name="T4">Методы на основе моделей (англ. Model-based methods)</text:span></text:p>
        <text:p text:style-name="P5"><text:span text:style-name="T2">) </text:span><text:span text:style-name="T4">Безмодельные методы (англ. Model-free methods)</text:span></text:p>
        <text:p text:style-name="P5"><text:span text:style-name="T2">Рассмотрим подробнее каждый из этих классов методов.</text:span></text:p>
        <text:p text:style-name="P5"/>
        <text:p text:style-name="P8"><text:span text:style-name="T5">Методы на основе моделей</text:span></text:p>
        <text:p text:style-name="P7"><text:span text:style-name="T4">В основе данных методов лежит какая-либо из моделей представления человеческого тела.</text:span><text:span text:style-name="T2"> При этом ограничения, задаваемые моделями, могут быть не только кинематическими, т.е. накладываемыми на подвижные органы (англ. articulated structures). Но они могут также включать ограничения. которые накладываются на внешний вид, масштаб, углы между частями и т.п. Распознавание позы человека посредством методов на основе модели возможно тремя </text:span><text:span text:style-name="T4">следующими способами:</text:span></text:p>
        <text:p text:style-name="P7"><text:span text:style-name="T4">- сверху-вниз (Top-down estimation)</text:span></text:p>
        <text:p text:style-name="P7"><text:span text:style-name="T4">- снизу-вверх (Bottom-up estimation)</text:span></text:p>
        <text:p text:style-name="P7"><text:span text:style-name="T4">- комбинированный</text:span></text:p>
        <text:p text:style-name="P5"><text:span text:style-name="T2">При использовании подхода </text:span><text:span text:style-name="T4">сверху-вниз</text:span><text:span text:style-name="T2"> параметры модели тела целиком находятся исходя из полученных характеристик изображения, при использовании подхода </text:span><text:span text:style-name="T4">снизу-вверх</text:span><text:span text:style-name="T2"> сначала обнаруживаются некоторые части тела на изображении, а затем строится вероятная конфигурация тела. При </text:span><text:span text:style-name="T4">комбинированном</text:span><text:span text:style-name="T2"> подходе используются предыдущие 2 подхода в некоторой комбинации. </text:span></text:p>
        <text:p text:style-name="P5"><text:span text:style-name="T2">Одной из ключевых проблем, возникающих при распознавании позы человека, является эффективное определение параметров тела таким образом, чтобы расстояние между получаемой моделью и исходным изображением было бы минимальным при том, что пространство параметров модели может обладать достаточно высокой размерностью и исходные изображения могут быть достаточно зашумленными. </text:span></text:p>
        <text:p text:style-name="P5"><text:span text:style-name="T2">Обычно различают следующие </text:span><text:span text:style-name="T4">модели тела человека:</text:span></text:p>
        <text:p text:style-name="P7"><text:span text:style-name="T4">) Кинематические модели (англ. kinematic models)</text:span></text:p>
        <text:p text:style-name="P7"><text:span text:style-name="T4">) Модели формы (англ. shape models)</text:span></text:p>
        <text:p text:style-name="P5"><text:span text:style-name="T2">Большинство кинематических моделей описывают человеческое тело в виде кинематического дерева (англ. kinematic tree), состоящего из сегментов (частей), соединенных между собой шарнирами (англ. joint). Каждый шарнир характеризуется числом степеней свободы (англ. <text:s/>number of degrees of freedom), показывающим в скольких направления шарнир может совершать движения. Совокупность всех степеней свободы модели формирует описание положения тела. Пример модели представлен на рис.3. Кинематические модели могут быть описаны как в 2D, так и в 3D. </text:span></text:p>
        <text:p text:style-name="P6"><draw:frame text:anchor-type="as-char" draw:z-index="0" draw:style-name="graphic1" svg:width="2.952917in" svg:height="3.780000in"><draw:image xlink:href="Pictures/12" xlink:type="simple" xlink:show="embed" xlink:actuate="onLoad"/></draw:frame></text:p>
        <text:p text:style-name="P6"><text:span text:style-name="T2">Рис. 3. Кинематическая модель части тела человека</text:span></text:p>
        <text:p text:style-name="P5"><text:span text:style-name="T2">D кинематические модели хорошо подходят для анализа движений, параллельных плоскости изображения, и используются для анализа походки (англ. gait analysis). Такие модели имеют меньшее число параметров и накладывают двумерные ограничения на движения фигуры, представляемой нижележащей кинематической 3D моделью. Однако <text:s/>они не могут задавать лимиты углов поворота шарниров и ограничения самопересечений (англ. self-occlusion) объектов, что делает их непригодными для использования в более сложных случаях.</text:span></text:p>
        <text:p text:style-name="P5"><text:span text:style-name="T2">D модели часто представляются в виде жестких (негибких) сегментов (отрезков) и разрешают вращение максимум в 3-х (ортогональных) направлениях в суставе. Для каждого из данных направлений вращения могут быть наложены индивидуально кинематические ограничения.</text:span></text:p>
        <text:p text:style-name="P10"/>
        <text:p text:style-name="P8"><text:span text:style-name="T5">Безмодельные методы</text:span></text:p>
        <text:p text:style-name="P2"><text:span text:style-name="T2"><text:tab/></text:span><text:span text:style-name="T4">В безмодельных методах в отличие от методов на основе модели не дается никаких предположений относительно процесса формирования параметров тела Teta</text:span><text:span text:style-name="T2">. Отображение из пространства характеристик в пространство параметров тела ищется напрямую на основе имеющегося набора уже размеченных пар векторов характерных точек изображения и соответствующих им векторов параметров тела. Схематично это показано на рисунке. 4.</text:span></text:p>
        <text:p text:style-name="P3"><text:span text:style-name="T2"><text:tab/></text:span></text:p>
        <text:p text:style-name="P3"><draw:frame text:anchor-type="as-char" draw:z-index="0" draw:style-name="graphic1" svg:width="3.856125in" svg:height="2.771528in"><draw:image xlink:href="Pictures/14" xlink:type="simple" xlink:show="embed" xlink:actuate="onLoad"/></draw:frame></text:p>
        <text:p text:style-name="P3"><text:span text:style-name="T2">Рис.4. Схема работы безмодельных методов</text:span></text:p>
        <text:p text:style-name="P2"><text:span text:style-name="T2"><text:tab/>Рассмотрим наиболее часто встречающиеся характеристики изображения, позволяющие отслеживать изменения положения тела. </text:span></text:p>
        <text:p text:style-name="P2"><text:span text:style-name="T2"><text:tab/>Одним из наиболее популярных классов таких характеристик является </text:span><text:span text:style-name="T4">характеристики контура</text:span><text:span text:style-name="T2">, получаемые при выделении силуэта человека на изображении. Для того. чтобы данные характеристики можно было использовать для определения положения тела, они должны обеспечивать исчерпывающее описание силуэта, быть нечувствительными к малым изменениям и шуму, а также быть относительно компактными. В связи с этим существует несколько типов характеристик, получаемых из бинарного силуэта изображения. Одним из классов таких характеристик являются моменты изображения. Численные значения моментов, полученные из силуэта изображения, можно добавить в вектор характеристик. Однако у характеристик, основанных на контуре, есть пара недостатков. Во-первых, они не учитывают информацию о внутренних ребрах, которая может быть полезной <text:s/>при определении (само) перекрывающихся частей тела и при возможных зеркально симметричных положениях тела. Во-вторых, ограничения точности выделения силуэтов также накладывают ограничения на окружение.</text:span></text:p>
        <text:p text:style-name="P2"><text:span text:style-name="T2"><text:tab/>Другим классом популярных характеристик изображения являются </text:span><text:span text:style-name="T4">градиентные характеристики и характеристики ребер</text:span><text:span text:style-name="T2">. Внутренние ребра могут внести значительный вклад при определении положения тела, поэтому в качестве входной характеристики можно использовать гистограмму направлений ребер. Ребра могут быть вычислены с использованием оператора Собеля, а гистограммы - с использованием скользящего окна различных размеров. Гистограммы градиентов изображения являются очень похожим типом характеристик. Однако при их использовании требуется дополнительный этап обучения для получения неотрицательной матрицы факторизации базиса (англ. NMF - non-negative matrix factorization) для правильно отобранных участков изображения. Эта матрица вычисляется <text:s/>на тренировочном наборе изображений без заднего фона.</text:span></text:p>
        <text:p text:style-name="P2"><text:span text:style-name="T2"><text:tab/>Для получения отображения из множества характеристик входного изображения в множество параметров в настоящее время существует </text:span><text:span text:style-name="T4">2 основных подхода:</text:span></text:p>
        <text:p text:style-name="P11"><text:span text:style-name="T4">) Data-Driven Technique</text:span></text:p>
        <text:p text:style-name="P11"><text:span text:style-name="T4">) Regression Lerning Technique</text:span></text:p>
        <text:p text:style-name="P2"><text:span text:style-name="T2">Рассмотрим каждый из них подробнее.</text:span></text:p>
        <text:p text:style-name="P2"/>
        <text:p text:style-name="P3"><text:span text:style-name="T2">Метод Data-Driven (метод на основе данных).</text:span></text:p>
        <text:p text:style-name="P2"><text:span text:style-name="T2"><text:tab/>Пусть имеется большой набор данных для обучения, состоящий из пар вида (x, Teta), где x - вектор подсчитанных характеристик изображения и Teta - известный вектор параметров позы. Тогда в простейшем случае, чтобы для известного вектора характеристик изображения Xtest определить параметры позы, необходимо наборе данных для обучения (тренировочном наборе данных) найти пару, у которой вектор характеристик изображения является наиболее близким к Xtest. Тогда искомыми выходными параметрами будет вектор параметров, соответствующий найденной в надоре данных для обучения паре.</text:span></text:p>
        <text:p text:style-name="P2"><text:span text:style-name="T2"><text:tab/>На практике обычно тренировочный набор данных не достаточно полно покрывает множество возможных параметров позы, поэтому применяют интерполяцию между существующими элементами из данного множества. Основной проблемой при данном подходе является определение(выбор) функции похожести/сходства (similarity) векторов входных характеристик для определения вектора выходных параметров позы, которая позволяла бы точно выполнить интерполяцию между найденными соответствиями и производить поиск в тренировочном наборе эффективным образом.</text:span></text:p>
        <text:p text:style-name="P2"><text:span text:style-name="T2"><text:tab/>Другим подходом к оценке параметров является поиск наилучшего кандидата в наборе данных для обучения и последующее его приближение к тестируемому примеру для того, чтобы <text:s/>учесть малые различия в позах.</text:span><text:span text:style-name="T4"> </text:span><text:span text:style-name="T2">Набор данных при этом должен быть размечен таким образом, что параметры позы определялись с учётом характерных и граничных точек. Алгоритм в данном случае имеет следующий вид:</text:span></text:p>
        <text:p text:style-name="P2"><text:span text:style-name="T2">) Найти наилучшего кандидата (у которого контекст shape (shape context) и Xtest дают наилучшее соответствие при сравнении со всеми примерами из набора данных для обучения).</text:span></text:p>
        <text:p text:style-name="P2"><text:span text:style-name="T2">) Приблизить (исказить, warp) найденного кандидата к Xtest, используя 2D кинематическую схему.</text:span></text:p>
        <text:p text:style-name="P2"><text:span text:style-name="T2">) Получить 3D параметры позы, используя метод Тейлора (В методе сначала ищется ракурс каждого из сегментов тела в модели, и затем восстанавливаются непосредственно координаты шарниров (англ. joints) в мировой системе координат).</text:span></text:p>
        <text:p text:style-name="P2"><text:span text:style-name="T2"><text:tab/>Одной из основных проблем данных методов является адекватное покрытие пространства параметров поз и оценка параметров в реальном времени. Это связано <text:s/>с тем, что во многих случаях для поиска приходится просматривать значительный набор данных.</text:span></text:p>
        <text:p text:style-name="P3"><text:span text:style-name="T2">Regression Learning (Метод на основе регрессии)</text:span></text:p>
        <text:p text:style-name="P2"><text:span text:style-name="T2"><text:tab/>В отличие от <text:s/>предыдущего метода, основанном на прямом сравнении примеров (пар) из набора данных для обучения с тестируемым примером, в данном методе предлагается сначала получить аппроксимацию с использованием сглаживающей регрессии для отображения из пространства входных характеристик изображения в пространство выходных параметров позы, и затем использовать полученное отображение для обобщения <text:s/>(распространение) на новые наборы данных.</text:span></text:p>
        <text:p text:style-name="P2"><text:span text:style-name="T2"><text:tab/>Основной из проблем метода является обеспечение точного отображения при обобщении на более широкий набор случаев. Это связано с тем, что отображение может быть вовсе не линейным, что делает обучение достаточно сложным. Поэтому на практике обычно ограничивают класс поз подмножеством возможных поз или подготавливают меньшие, более однородные тренировочные наборы, что позволяет разрешить эту проблему.</text:span></text:p>
        <text:p text:style-name="P2"><text:span text:style-name="T2"><text:tab/>Одним из наиболее ранних методов, основанных на регрессии, был <text:s/></text:span><text:span text:style-name="T4">specialized-mappings architecture</text:span><text:span text:style-name="T2">. В данном методе сначала пространство поз разбивалось на некоторое количество кластеров, а затем для каждого из строилась апроксимирующая функция. Недостатком этого метода является то, что для разделения пространства поз на некоторое количество кластеров требуется дополнительный, возможно дорогостоящий, шаг распознавания (оценки) позы и необходимость вычисления расстояния в пространстве характеристик изображения для рассмотрения нескольких кандидатов (из разных кластеров). </text:span></text:p>
        <text:p text:style-name="P2"/>
        <text:p text:style-name="P3"><text:span text:style-name="T1">Распознавание (англ. recognition)</text:span></text:p>
        <text:p text:style-name="P5"/>
        <text:p text:style-name="P5"><text:span text:style-name="T4">На данном этапе выполняется распознавание личности, действий, деятельности и поведения людей на одном и более кадрах.</text:span><text:span text:style-name="T2">[2] Обычно выполняется классификация и причисление распознанных действия к одному из заранее известных типов (бег, ходьба и т.п.).  </text:span></text:p>
        <text:p text:style-name="P5"/>
        <text:p text:style-name="P12"><text:span text:style-name="T1">Заключение (Выводы)</text:span></text:p>
        <text:p text:style-name="P13"><text:span text:style-name="T3">Еще определился не до конца но предположительно есть на примете несколько новых (по дате выпуска) статей. Поразбираюсь чуть-чуть и начну реализацию в ближайшее время.</text:span></text:p>
        <text:p text:style-name="P5"/>
        <text:p text:style-name="P5"><text:span text:style-name="T2">Литература:</text:span></text:p>
        <text:p text:style-name="P5"><text:span text:style-name="T2">[1] - A Survey of Computer Vision-Based Human Motion Capture</text:span></text:p>
        <text:p text:style-name="P5"><text:span text:style-name="T2">[2] - A Survey of advances in vision-based human motion capture and analysis</text:span></text:p>
        <text:p text:style-name="P5"><text:span text:style-name="T2">[3] - A Vision-based human motion analysis: An overview</text:span></text:p>
        <text:p text:style-name="P5"><text:span text:style-name="T2">[4] - Human pose estimation (Leonid Sigal)</text:span></text:p>
        <text:p text:style-name="P5"><text:span text:style-name="T2">[5] - Monocular Human Pose Estimation (Benjamin Laxton)</text:span></text:p>
        <text:p text:style-name="P5"><text:span text:style-name="T2">На самом деле больше (просто не помню что откуда брал...)</text:span></text:p>
        <text:p text:style-name="P5"/>
        <text:p text:style-name="P5"/>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Times New Roman" svg:font-family="Times New Roman"/>
  </office:font-face-decls>
  <office:styles>
    <style:style style:family="paragraph" style:name="Caption" style:display-name="Caption" style:parent-style-name="Normal" style:next-style-name="Caption">
      <style:paragraph-properties fo:margin-top="0.0833in" fo:margin-bottom="0.0833in"/>
      <style:text-properties fo:font-size="12pt" fo:font-style="italic"/>
    </style:style>
    <style:style style:family="paragraph" style:name="Normal" style:display-name="Normal" style:next-style-name="Normal">
      <style:paragraph-properties fo:text-align="left" fo:text-indent="0in" fo:line-height="100%" fo:widows="2" fo:margin-left="0pt" fo:margin-right="0pt" fo:margin-top="0pt" fo:margin-bottom="0pt"/>
      <style:text-properties fo:color="#000000" style:font-name="Times New Roman" fo:font-size="12pt" fo:font-weight="normal"/>
    </style:style>
    <style:style style:family="paragraph" style:name="Heading" style:display-name="Heading" style:parent-style-name="Normal" style:next-style-name="Text-body">
      <style:paragraph-properties fo:margin-top="0.1660in" fo:margin-bottom="0.0833in"/>
      <style:text-properties style:font-name="Arial" fo:font-size="14pt"/>
    </style:style>
    <style:style style:family="paragraph" style:name="Text-body" style:display-name="Text body" style:parent-style-name="Normal" style:next-style-name="Text-body">
      <style:paragraph-properties fo:margin-bottom="0.0833in"/>
    </style:style>
    <style:style style:family="graphic" style:name="Graphics" style:display-name="Graphics"/>
  </office:styles>
  <office:automatic-styles>
    <style:page-layout style:name="Standard">
      <style:page-layout-properties fo:page-width="8.267717in" fo:page-height="11.692913in" style:print-orientation="portrait" fo:margin-top="1.0000in" fo:margin-bottom="1.0000in" fo:margin-left="1.0000in" fo:margin-right="1.0000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dc:creator>alex</dc:creator>
  </office:meta>
</office:document-meta>
</file>